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5ca" officeooo:paragraph-rsid="000e55ca"/>
    </style:style>
    <style:style style:name="T1" style:family="text">
      <style:text-properties officeooo:rsid="000fb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Álisson Wegner Sousa <text:s text:c="2"/>Matricula: 201812969</text:p>
      <text:p text:style-name="P1"/>
      <text:p text:style-name="P1">O programa desenvolvido <text:span text:style-name="T1">tem a finalidade de desenvolver um sistema de gerenciamento dos produtos de um estabelecimento, foi dado de exemplo uma farmácia aonde é possível fazer o acesso com uma tela de login com os usuários cadastrado no banco. Tem um interface aonde é possível escolher qual a função vai ser exercida como cadastras um novo usuário, cadastrar produtos e a parte da venda aonde é possível pesquisar o produto ou seu código ou até mesmo pelo valor, adicionar o produto ao carrinho para o cliente e em seguida finalizando o pedido, e informando o valor que deve ser cobrado. O sistema foi desenvolvido com o pensamento de ser manuseado pelos funcionários do estabelecimento para as funções. Foi inserido um banco de dados para salvar as informações dois usuários produtos e das vendas que forem feitas no mê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2:11:10.684457843</meta:creation-date>
    <meta:editing-duration>PT7M1S</meta:editing-duration>
    <meta:editing-cycles>2</meta:editing-cycles>
    <meta:generator>LibreOffice/6.4.6.2$Linux_X86_64 LibreOffice_project/40$Build-2</meta:generator>
    <dc:date>2021-02-08T02:18:10.458190784</dc:date>
    <meta:document-statistic meta:table-count="0" meta:image-count="0" meta:object-count="0" meta:page-count="1" meta:paragraph-count="2" meta:word-count="145" meta:character-count="872" meta:non-whitespace-character-count="727"/>
  </office:meta>
</office:document-meta>
</file>